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ell" style:name="TableCell1" style:display-name="TableCell1">
      <style:table-cell-properties style:vertical-align="top"/>
    </style:style>
    <style:style style:family="paragraph" style:name="CellContent1" style:display-name="CellContent1">
      <style:text-properties fo:color="#0000ff"/>
      <style:paragraph-properties/>
    </style:style>
    <style:style style:family="table-cell" style:name="TableCell2" style:display-name="TableCell2">
      <style:table-cell-properties style:vertical-align="top"/>
    </style:style>
    <style:style style:family="paragraph" style:name="CellContent2" style:display-name="CellContent2">
      <style:text-properties fo:color="#0000ff"/>
      <style:paragraph-properties/>
    </style:style>
    <style:style style:family="table-cell" style:name="TableCell3" style:display-name="TableCell3">
      <style:table-cell-properties style:vertical-align="top"/>
    </style:style>
    <style:style style:family="paragraph" style:name="CellContent3" style:display-name="CellContent3">
      <style:text-properties fo:color="#0000ff"/>
      <style:paragraph-properties/>
    </style:style>
    <style:style style:family="table-cell" style:name="TableCell4" style:display-name="TableCell4">
      <style:table-cell-properties style:vertical-align="middle"/>
    </style:style>
    <style:style style:family="paragraph" style:name="CellContent4" style:display-name="CellContent4">
      <style:text-properties fo:color="#008000"/>
      <style:paragraph-properties fo:text-align="center"/>
    </style:style>
    <style:style style:family="table-cell" style:name="TableCell5" style:display-name="TableCell5">
      <style:table-cell-properties style:vertical-align="bottom"/>
    </style:style>
    <style:style style:family="paragraph" style:name="CellContent5" style:display-name="CellContent5">
      <style:text-properties/>
      <style:paragraph-properties/>
    </style:style>
    <style:style style:family="table-cell" style:name="TableCell6" style:display-name="TableCell6">
      <style:table-cell-properties style:vertical-align="bottom"/>
    </style:style>
    <style:style style:family="paragraph" style:name="CellContent6" style:display-name="CellContent6">
      <style:text-properties fo:color="#ff0000"/>
      <style:paragraph-properties fo:text-align="right"/>
    </style:style>
    <style:style style:family="table-cell" style:name="TableCell7" style:display-name="TableCell7">
      <style:table-cell-properties style:vertical-align="bottom"/>
    </style:style>
    <style:style style:family="paragraph" style:name="CellContent7" style:display-name="CellContent7">
      <style:text-properties fo:color="#ff0000"/>
      <style:paragraph-properties fo:text-align="right"/>
    </style:style>
    <style:style style:family="table-cell" style:name="TableCell8" style:display-name="TableCell8">
      <style:table-cell-properties style:vertical-align="middle"/>
    </style:style>
    <style:style style:family="paragraph" style:name="CellContent8" style:display-name="CellContent8">
      <style:text-properties fo:color="#008000"/>
      <style:paragraph-properties fo:text-align="center"/>
    </style:style>
    <style:style style:family="table-cell" style:name="TableCell9" style:display-name="TableCell9">
      <style:table-cell-properties style:vertical-align="bottom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style:vertical-align="bottom"/>
    </style:style>
    <style:style style:family="paragraph" style:name="CellContent10" style:display-name="CellContent10">
      <style:text-properties fo:color="#ff0000"/>
      <style:paragraph-properties fo:text-align="right"/>
    </style:style>
    <style:style style:family="table-cell" style:name="TableCell11" style:display-name="TableCell11">
      <style:table-cell-properties style:vertical-align="bottom"/>
    </style:style>
    <style:style style:family="paragraph" style:name="CellContent11" style:display-name="CellContent11">
      <style:text-properties fo:color="#ff0000"/>
      <style:paragraph-properties fo:text-align="right"/>
    </style:style>
    <style:style style:family="table-cell" style:name="TableCell12" style:display-name="TableCell12">
      <style:table-cell-properties style:vertical-align="middle"/>
    </style:style>
    <style:style style:family="paragraph" style:name="CellContent12" style:display-name="CellContent12">
      <style:text-properties fo:color="#008000"/>
      <style:paragraph-properties fo:text-align="center"/>
    </style:style>
    <style:style style:family="table-cell" style:name="TableCell13" style:display-name="TableCell13">
      <style:table-cell-properties style:vertical-align="bottom"/>
    </style:style>
    <style:style style:family="paragraph" style:name="CellContent13" style:display-name="CellContent13">
      <style:text-properties/>
      <style:paragraph-properties/>
    </style:style>
    <style:style style:family="table-cell" style:name="TableCell14" style:display-name="TableCell14">
      <style:table-cell-properties style:vertical-align="bottom"/>
    </style:style>
    <style:style style:family="paragraph" style:name="CellContent14" style:display-name="CellContent14">
      <style:text-properties fo:color="#ff0000"/>
      <style:paragraph-properties fo:text-align="right"/>
    </style:style>
    <style:style style:family="table-cell" style:name="TableCell15" style:display-name="TableCell15">
      <style:table-cell-properties style:vertical-align="bottom"/>
    </style:style>
    <style:style style:family="paragraph" style:name="CellContent15" style:display-name="CellContent15">
      <style:text-properties fo:color="#ff0000"/>
      <style:paragraph-properties fo:text-align="right"/>
    </style:style>
    <style:style style:family="table-cell" style:name="TableCell16" style:display-name="TableCell16">
      <style:table-cell-properties style:vertical-align="middle"/>
    </style:style>
    <style:style style:family="paragraph" style:name="CellContent16" style:display-name="CellContent16">
      <style:text-properties fo:color="#008000"/>
      <style:paragraph-properties fo:text-align="center"/>
    </style:style>
    <style:style style:family="table-cell" style:name="TableCell17" style:display-name="TableCell17">
      <style:table-cell-properties style:vertical-align="bottom"/>
    </style:style>
    <style:style style:family="paragraph" style:name="CellContent17" style:display-name="CellContent17">
      <style:text-properties/>
      <style:paragraph-properties/>
    </style:style>
    <style:style style:family="table-cell" style:name="TableCell18" style:display-name="TableCell18">
      <style:table-cell-properties style:vertical-align="bottom"/>
    </style:style>
    <style:style style:family="paragraph" style:name="CellContent18" style:display-name="CellContent18">
      <style:text-properties/>
      <style:paragraph-properties/>
    </style:style>
    <style:style style:family="table-cell" style:name="TableCell19" style:display-name="TableCell19">
      <style:table-cell-properties style:vertical-align="bottom"/>
    </style:style>
    <style:style style:family="paragraph" style:name="CellContent19" style:display-name="CellContent19">
      <style:text-properties/>
      <style:paragraph-properties/>
    </style:style>
    <style:style style:family="table-cell" style:name="TableCell20" style:display-name="TableCell20">
      <style:table-cell-properties style:vertical-align="middle"/>
    </style:style>
    <style:style style:family="paragraph" style:name="CellContent20" style:display-name="CellContent20">
      <style:text-properties fo:color="#008000"/>
      <style:paragraph-properties fo:text-align="center"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row" style:name="TableRow2" style:display-name="TableRow2">
      <style:table-row-properties style:use-optimal-row-height="true"/>
    </style:style>
    <style:style style:family="table-row" style:name="TableRow3" style:display-name="TableRow3">
      <style:table-row-properties style:use-optimal-row-height="true"/>
    </style:style>
    <style:style style:family="table-row" style:name="TableRow4" style:display-name="TableRow4">
      <style:table-row-properties style:use-optimal-row-height="true"/>
    </style: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5" office:value-type="string">
            <text:p text:style-name="CellContent5"><text:span text:style-name="T4">01</text:span></text:p>
          </table:table-cell>
          <table:table-cell table:style-name="TableCell9" office:value-type="string">
            <text:p text:style-name="CellContent9"><text:span text:style-name="T5">02</text:span></text:p>
          </table:table-cell>
          <table:table-cell table:style-name="TableCell13" office:value-type="string">
            <text:p text:style-name="CellContent13"><text:span text:style-name="T6">03</text:span></text:p>
          </table:table-cell>
          <table:table-cell table:style-name="TableCell17" office:value-type="string">
            <text:p text:style-name="CellContent17"><text:span text:style-name="T7">04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8">10</text:span></text:p>
          </table:table-cell>
          <table:table-cell table:style-name="TableCell6" office:value-type="string">
            <text:p text:style-name="CellContent6"><text:span text:style-name="T9">11</text:span></text:p>
          </table:table-cell>
          <table:table-cell table:style-name="TableCell10" office:value-type="string">
            <text:p text:style-name="CellContent10"><text:span text:style-name="T10">12</text:span></text:p>
          </table:table-cell>
          <table:table-cell table:style-name="TableCell14" office:value-type="string">
            <text:p text:style-name="CellContent14"><text:span text:style-name="T11">13</text:span></text:p>
          </table:table-cell>
          <table:table-cell table:style-name="TableCell18" office:value-type="string">
            <text:p text:style-name="CellContent18"><text:span text:style-name="T12">14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13">20</text:span></text:p>
          </table:table-cell>
          <table:table-cell table:style-name="TableCell7" office:value-type="string">
            <text:p text:style-name="CellContent7"><text:span text:style-name="T14">21</text:span></text:p>
          </table:table-cell>
          <table:table-cell table:style-name="TableCell11" office:value-type="string">
            <text:p text:style-name="CellContent11"><text:span text:style-name="T15">22</text:span></text:p>
          </table:table-cell>
          <table:table-cell table:style-name="TableCell15" office:value-type="string">
            <text:p text:style-name="CellContent15"><text:span text:style-name="T16">23</text:span></text:p>
          </table:table-cell>
          <table:table-cell table:style-name="TableCell19" office:value-type="string">
            <text:p text:style-name="CellContent19"><text:span text:style-name="T17">24</text:span></text:p>
          </table:table-cell>
        </table:table-row>
        <table:table-row table:style-name="TableRow4">
          <table:table-cell table:style-name="TableCell4" office:value-type="string">
            <text:p text:style-name="CellContent4"><text:span text:style-name="T18">30</text:span></text:p>
          </table:table-cell>
          <table:table-cell table:style-name="TableCell8" office:value-type="string">
            <text:p text:style-name="CellContent8"><text:span text:style-name="T19">31</text:span></text:p>
          </table:table-cell>
          <table:table-cell table:style-name="TableCell12" office:value-type="string">
            <text:p text:style-name="CellContent12"><text:span text:style-name="T20">32</text:span></text:p>
          </table:table-cell>
          <table:table-cell table:style-name="TableCell16" office:value-type="string">
            <text:p text:style-name="CellContent16"><text:span text:style-name="T21">33</text:span></text:p>
          </table:table-cell>
          <table:table-cell table:style-name="TableCell20" office:value-type="string">
            <text:p text:style-name="CellContent20"><text:span text:style-name="T22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